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09c742"/>
    </style:style>
    <style:style style:name="P2" style:family="paragraph" style:parent-style-name="Standard">
      <style:text-properties officeooo:rsid="0009c742" officeooo:paragraph-rsid="0009c742"/>
    </style:style>
    <style:style style:name="P3" style:family="paragraph" style:parent-style-name="Standard" style:list-style-name="L1">
      <style:text-properties officeooo:rsid="0009c742" officeooo:paragraph-rsid="0009c742"/>
    </style:style>
    <style:style style:name="P4" style:family="paragraph" style:parent-style-name="Standard" style:list-style-name="L1">
      <style:text-properties officeooo:rsid="000f1513" officeooo:paragraph-rsid="000f1513"/>
    </style:style>
    <style:style style:name="P5" style:family="paragraph" style:parent-style-name="Standard" style:list-style-name="L1">
      <style:text-properties officeooo:rsid="000f99e6" officeooo:paragraph-rsid="000f99e6"/>
    </style:style>
    <style:style style:name="T1" style:family="text">
      <style:text-properties officeooo:rsid="000f1513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How to add changes to the repository:</text:p>
      <text:p text:style-name="P1"/>
      <text:list xml:id="list4841246103441499748" text:style-name="L1">
        <text:list-item>
          <text:p text:style-name="P3">Change the file, <text:span text:style-name="T1">e.g. example.m in the folder Testfolder</text:span>.</text:p>
        </text:list-item>
        <text:list-item>
          <text:p text:style-name="P4">use „git add example.m“ in the terminal, for the complete folder use git „add Testfolder“. If you want to push everything, just use „git add .“.</text:p>
        </text:list-item>
        <text:list-item>
          <text:p text:style-name="P4">Now we need to add a description. For this use <text:s/></text:p>
          <text:p text:style-name="P4">„git commit -m 'MESSAGE' “, so for example „git commit -m 'Changed something' “</text:p>
          <text:p text:style-name="P5">All the pushed files will show the same message at GitHub. So if you want different messages, split the process up according to the wanted message</text:p>
        </text:list-item>
        <text:list-item>
          <text:p text:style-name="P3">Now <text:span text:style-name="T1">we finally want to </text:span>update the file at GitHub, using „git push“ in the terminal, <text:span text:style-name="T1">so for example „git push origin master“</text:span>. You need to enter the GitHub account name and the password during this step.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tof </meta:initial-creator>
    <meta:creation-date>2014-11-16T16:08:08.320080313</meta:creation-date>
    <dc:date>2015-04-10T11:18:09.770895175</dc:date>
    <meta:editing-duration>PT9M3S</meta:editing-duration>
    <meta:editing-cycles>7</meta:editing-cycles>
    <meta:generator>LibreOffice/4.3.3.2$Linux_X86_64 LibreOffice_project/430m0$Build-2</meta:generator>
    <meta:document-statistic meta:table-count="0" meta:image-count="0" meta:object-count="0" meta:page-count="1" meta:paragraph-count="7" meta:word-count="133" meta:character-count="720" meta:non-whitespace-character-count="596"/>
  </office:meta>
</office:document-meta>
</file>